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>
      <style:text-properties style:text-position="0% 100%" style:font-name="Trebuchet MS" fo:font-weight="normal" style:font-weight-asian="normal" style:font-weight-complex="normal"/>
    </style:style>
    <style:style style:name="P6" style:family="paragraph" style:parent-style-name="Standard">
      <style:paragraph-properties fo:break-before="page"/>
      <style:text-properties style:text-position="0% 100%" style:font-name="Trebuchet MS"/>
    </style:style>
    <style:style style:name="P7" style:family="paragraph" style:parent-style-name="Standard">
      <style:paragraph-properties fo:break-before="page"/>
      <style:text-properties style:font-name="Trebuchet MS"/>
    </style:style>
    <style:style style:name="P8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/>
    </style:style>
    <style:style style:name="P9" style:family="paragraph" style:parent-style-name="Standard">
      <style:paragraph-properties>
        <style:tab-stops>
          <style:tab-stop style:position="10.687cm" style:type="center"/>
          <style:tab-stop style:position="21.59cm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0" style:family="paragraph" style:parent-style-name="Standard">
      <style:text-properties style:font-name="Trebuchet MS" style:text-underline-style="none"/>
    </style:style>
    <style:style style:name="P11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2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fo:margin-left="0cm" fo:margin-right="0cm" fo:margin-top="0.199cm" fo:margin-bottom="0.199cm" style:wrap="parallel" style:number-wrapped-paragraphs="no-limit" style:wrap-contour="false" style:vertical-pos="middle" style:vertical-rel="tex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4.932cm" svg:height="0.614cm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4.419cm" svg:height="0.563cm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5.821cm" svg:height="1.154cm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4.821cm" svg:height="1.064cm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4.987cm" svg:height="0.512cm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5.189cm" svg:height="0.489cm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5.502cm" svg:height="0.489cm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4.44cm" svg:height="1.025cm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4.44cm" svg:height="1.025cm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6.773cm" svg:height="1.05cm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3.687cm" svg:height="1.025cm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2.803cm" svg:height="1.088cm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2.385cm" svg:height="1.088cm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15.224cm" svg:height="0.873cm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14.168cm" svg:height="1.423cm" draw:z-index="15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e has to be an integer for the purposes of s</text:span><text:span text:style-name="T4">av</text:span><text:span text:style-name="T3">. Which way can we round?</text:span></text:p>
      <text:p text:style-name="P5"><text:tab/>Consider you bet x and the pot holds f<text:span text:style-name="T2">pot</text:span>. The pot odds given are to bet x to profit (x+f<text:span text:style-name="T2">pot</text:span>). That's pay x to receive (2x+f<text:span text:style-name="T2">pot</text:span>) which you should do if you can win<draw:frame draw:style-name="fr1" draw:name="Object25" text:anchor-type="as-char" svg:width="1.834cm" svg:height="1.088cm" draw:z-index="16"><draw:object xlink:href="./Object 11" xlink:type="simple" xlink:show="embed" xlink:actuate="onLoad"/><draw:image xlink:href="./ObjectReplacements/Object 11" xlink:type="simple" xlink:show="embed" xlink:actuate="onLoad"/></draw:frame>of the time.</text:p>
      <text:p text:style-name="P4">VARIABLE FACTOR:<text:span text:style-name="T3"> Account for bets larger than an opponent's stack. Approximate?</text:span></text:p>
      <text:p text:style-name="P4">VARIABLE FACTOR:<text:span text:style-name="T3"> Wins should be the minimum? We adjust this value toward ultimate for bluffs then... PLEASE CONSIDER HOWEVER THAT WE CAN ACCOUNT FOR PEOPLE ONLY BETTING STRONGER HANDS BY MAINTAINING wins = chance to win if EVERYBODY THAT IS ALIVE AT ALL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2.956cm" svg:height="0.607cm" draw:z-index="17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3.498cm" svg:height="0.607cm" draw:z-index="18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19.345cm" svg:height="1.542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12.661cm" svg:height="2.528cm" draw:z-index="20"><draw:object xlink:href="./Object 3" xlink:type="simple" xlink:show="embed" xlink:actuate="onLoad"/><draw:image xlink:href="./ObjectReplacements/Object 3" xlink:type="simple" xlink:show="embed" xlink:actuate="onLoad"/></draw:frame></text:p>
      <text:p text:style-name="P3">where</text:p>
      <text:p text:style-name="P3"><draw:frame draw:style-name="fr1" draw:name="Object49" text:anchor-type="as-char" svg:width="9.476cm" svg:height="0.674cm" draw:z-index="48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Since we usually evaluate</text:p>
      <text:p text:style-name="P3"><draw:frame draw:style-name="fr1" draw:name="Object47" text:anchor-type="as-char" svg:width="2.755cm" svg:height="1.212cm" draw:z-index="21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1" draw:name="Object48" text:anchor-type="as-char" svg:width="16.85cm" svg:height="1.393cm" draw:z-index="22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4.477cm" svg:height="0.5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4.189cm" svg:height="0.55cm" draw:z-index="24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15.432cm" svg:height="1.169cm" draw:z-index="26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3.637cm" svg:height="1.092cm" draw:z-index="2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but we know we are restricting it to bet-width minimum steps.</text:p>
      <text:p text:style-name="P3">Alternatively,</text:p>
      <text:p text:style-name="P3"><draw:frame draw:style-name="fr1" draw:name="Object23" text:anchor-type="as-char" svg:width="18.443cm" svg:height="1.291cm" draw:z-index="34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17.619cm" svg:height="1.291cm" draw:z-index="35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4.195cm" svg:height="1.042cm" draw:z-index="25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7">Formula to convert from (PCT, WL) to (wins, splits, loss):</text:p>
      <text:p text:style-name="P8"><draw:frame draw:style-name="fr1" draw:name="Object26" text:anchor-type="as-char" svg:width="3.067cm" svg:height="1.02cm" draw:z-index="36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3.545cm" svg:height="1.02cm" draw:z-index="37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3.895cm" svg:height="0.478cm" draw:z-index="38"><draw:object xlink:href="./Object 14" xlink:type="simple" xlink:show="embed" xlink:actuate="onLoad"/><draw:image xlink:href="./ObjectReplacements/Object 14" xlink:type="simple" xlink:show="embed" xlink:actuate="onLoad"/></draw:frame></text:p>
      <text:p text:style-name="P8"><draw:frame draw:style-name="fr1" draw:name="Object30" text:anchor-type="as-char" svg:width="4.764cm" svg:height="0.529cm" draw:z-index="39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3.545cm" svg:height="1.02cm" draw:z-index="40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3.895cm" svg:height="0.478cm" draw:z-index="41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6.708cm" svg:height="1.706cm" draw:z-index="42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5.659cm" svg:height="1.702cm" draw:z-index="43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5.803cm" svg:height="1.702cm" draw:z-index="44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5.493cm" svg:height="1.702cm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6.643cm" svg:height="1.715cm" draw:z-index="46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8.731cm" svg:height="1.732cm" draw:z-index="47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8.435cm" svg:height="1.732cm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4.172cm" svg:height="1.032cm" draw:z-index="28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4.902cm" svg:height="1.032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5.392cm" svg:height="0.543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9"><draw:frame draw:style-name="fr1" draw:name="Object44" text:anchor-type="as-char" svg:width="3.067cm" svg:height="1.02cm" draw:z-index="31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3.545cm" svg:height="1.02cm" draw:z-index="32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3.895cm" svg:height="0.478cm" draw:z-index="33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0"><text:span text:style-name="T7">(2PCT – 1) = </text:span><text:span text:style-name="T8">wins</text:span><text:span text:style-name="T7"> – </text:span><text:span text:style-name="T8">losses</text:span></text:p>
      <text:p text:style-name="P11"><text:span text:style-name="T8">splits</text:span> = (PCT<text:span text:style-name="T8"> – win</text:span><text:span text:style-name="T9">s)×2</text:span></text:p>
      <text:p text:style-name="P12"/>
      <text:p text:style-name="P12">Special cases: WL = 0, (2<text:span text:style-name="T10">×</text:span>PCT – 1) = 0, WL = 1, WL = 0.5, PCT = 1;</text:p>
      <text:p text:style-name="P12">Dangerous cases: WL = 0.5;</text:p>
      <text:p text:style-name="P12"/>
      <text:p text:style-name="P12">When splits = 1, WL (0/0) would originally be saved as 0. This is PCT = 0.5. (Handled by default)</text:p>
      <text:p text:style-name="P12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Bitstream Vera Serif" svg:font-family="'Bitstream Vera Serif'" style:font-adornments="Regular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style:letter-kerning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5-05-21T15:25:29</meta:creation-date>
    <dc:date>2006-07-28T15:57:42</dc:date>
    <dc:language>en-US</dc:language>
    <meta:editing-cycles>76</meta:editing-cycles>
    <meta:editing-duration>P4DT17H25M13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0" meta:image-count="0" meta:object-count="49" meta:page-count="7" meta:paragraph-count="81" meta:word-count="578" meta:character-count="3114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b>
                    <math:mi>f</math:mi>
                    <math:mi math:fontstyle="italic">pot</math:mi>
                  </math:msub>
                </math:mrow>
                <math:mo math:stretchy="false"></math:mo>
                <math:mrow>
                  <math:mfenced math:open="" math:close="">
                    <math:mrow>
                      <math:mrow>
                        <math:msub>
                          <math:mi>e</math:mi>
                          <math:mi math:fontstyle="italic">called</math:mi>
                        </math:msub>
                        <math:mo math:stretchy="false"></math:mo>
                        <math:msub>
                          <math:mi>e</math:mi>
                          <math:mi math:fontstyle="italic">tocall</math:mi>
                        </math:msub>
                      </math:mrow>
                      <math:msup>
                        <math:mi>e</math:mi>
                        <math:mtext>*</math:mtext>
                      </math:msup>
                    </math:mrow>
                  </math:mfenced>
                  <math:mo math:stretchy="false">⋅</math:mo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f_pot + left( e_called + e_tocall e^"*"  right) cdot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>
            <math:mi>s</math:mi>
            <math:mi math:fontstyle="italic">av</math:mi>
          </math:msub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fenced math:open="" math:close="">
                    <math:mrow>
                      <math:mrow>
                        <math:msub>
                          <math:mi>e</math:mi>
                          <math:mi math:fontstyle="italic">called</math:mi>
                        </math:msub>
                        <math:mo math:stretchy="false"></math:mo>
                        <math:msup>
                          <math:mrow>
                            <math:mo math:stretchy="false"></math:mo>
                            <math:mrow>
                              <math:msub>
                                <math:mi>e</math:mi>
                                <math:mi math:fontstyle="italic">tocall</math:mi>
                              </math:msub>
                              <math:mi>e</math:mi>
                            </math:mrow>
                            <math:mo math:stretchy="false"></math:mo>
                          </math:mrow>
                          <math:mtext>*</math:mtext>
                        </math:msup>
                      </math:mrow>
                      <math:mo math:stretchy="false">−</math:mo>
                      <math:mi>m</math:mi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{{f_pot + (f + f_d)left( e_called + (e_tocall e)^"*" -m right)} over {m+1}} 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</math:mo>
          <math:mrow>
            <math:mi>f</math:mi>
            <math:mo math:stretchy="false"></math:mo>
            <math:msub>
              <math:mi>f</math:mi>
              <math:mi>d</math:mi>
            </math:msub>
          </math:mrow>
          <math:mo math:stretchy="false"></math:mo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  <math:mo math:stretchy="false"></math:mo>
              <math:mn>1</math:mn>
            </math:mrow>
          </math:mrow>
        </math:mfenced>
      </math:mrow>
    </math:mrow>
    <math:annotation math:encoding="StarMath 5.0">{G_shift'(f+f_d)}= left( {e cdot win^e } over (1+ f_pot + e cdot (f + f_d)) + { {(1-losses)^e} -1 } over (1-(f + f_d)) + (s^"*"_av(e,m,f_pot,f_c)) right) times { left( G_shift(f+f_d) +1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i>x</math:mi>
      <math:mrow>
        <math:mn>2</math:mn>
        <math:mrow>
          <math:mi>x</math:mi>
          <math:mo math:stretchy="false"></math:mo>
          <math:msub>
            <math:mi>f</math:mi>
            <math:mi math:fontstyle="italic">pot</math:mi>
          </math:msub>
        </math:mrow>
      </math:mrow>
    </math:mfrac>
    <math:annotation math:encoding="StarMath 5.0">x over {2 x+f_pot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frac>
                <math:mrow>
                  <math:mfenced math:open="[" math:close="]">
                    <math:mrow>
                      <math:msub>
                        <math:mi>e</math:mi>
                        <math:mi math:fontstyle="italic">tocall</math:mi>
                      </math:msub>
                      <math:mi>e</math:mi>
                      <math:mrow>
                        <math:mrow>
                          <math:msup>
                            <math:mi>'</math:mi>
                            <math:mtext>*</math:mtext>
                          </math:msup>
                          <math:mo math:stretchy="false">⋅</math:mo>
                          <math:mrow>
                            <math:mo math:stretchy="false"></math:mo>
                            <math:mrow>
                              <math:mi>f</math:mi>
                              <math:mo math:stretchy="false">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</math:mo>
                          </math:mrow>
                        </math:mrow>
                        <math:mo math:stretchy="false"></math:mo>
                        <math:msub>
                          <math:mi>e</math:mi>
                          <math:mi math:fontstyle="italic">tocall</math:mi>
                        </math:msub>
                      </math:mrow>
                      <math:mrow>
                        <math:msup>
                          <math:mi>e</math:mi>
                          <math:mtext>*</math:mtext>
                        </math:msup>
                        <math:mo math:stretchy="false"></math:mo>
                        <math:msub>
                          <math:mi>e</math:mi>
                          <math:mi math:fontstyle="italic">called</math:mi>
                        </math:msub>
                      </math:mrow>
                    </math:mrow>
                  </math:mfenced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fenced math:open="" math:close="">
                        <math:mrow>
                          <math:mrow>
                            <math:msub>
                              <math:mi>e</math:mi>
                              <math:mi math:fontstyle="italic">called</math:mi>
                            </math:msub>
                            <math:mo math:stretchy="false"></math:mo>
                            <math:msub>
                              <math:mi>e</math:mi>
                              <math:mi math:fontstyle="italic">tocall</math:mi>
                            </math:msub>
                          </math:mrow>
                          <math:msup>
                            <math:mi>e</math:mi>
                            <math:mtext>*</math:mtext>
                          </math:msup>
                        </math:mrow>
                      </math:mfenced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 { left[e_tocall e'^"*" cdot (f + f_d) + e_tocall e^"*" + e_called right] cdot win^e } over (1+ f_pot + left( e_called + e_tocall e^"*"  right) cdot (f + f_d))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rac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row>
              <math:msup>
                <math:mi math:fontstyle="italic">split</math:mi>
                <math:mi>m</math:mi>
              </math:msup>
              <math:mo math:stretchy="false">⋅</math:mo>
              <math:mfenced math:open="" math:close="">
                <math:mrow>
                  <math:mi>e</math:mi>
                  <math:mo math:stretchy="false">−</math:mo>
                  <math:mi>m</math:mi>
                </math:mrow>
              </math:mfenced>
            </math:mrow>
            <math:msup>
              <math:mi>'</math:mi>
              <math:mtext>*</math:mtext>
            </math:msup>
          </math:mrow>
          <math:mfenced math:open="" math:close="">
            <math:mrow>
              <math:mn>1</math:mn>
              <math:mo math:stretchy="false">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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fenced math:open="" math:close="">
                    <math:mrow>
                      <math:mrow>
                        <math:msub>
                          <math:mi>e</math:mi>
                          <math:mi math:fontstyle="italic">called</math:mi>
                        </math:msub>
                        <math:mo math:stretchy="false"></math:mo>
                        <math:msup>
                          <math:mrow>
                            <math:mo math:stretchy="false"></math:mo>
                            <math:mrow>
                              <math:msub>
                                <math:mi>e</math:mi>
                                <math:mi math:fontstyle="italic">tocall</math:mi>
                              </math:msub>
                              <math:mi>e</math:mi>
                            </math:mrow>
                            <math:mo math:stretchy="false"></math:mo>
                          </math:mrow>
                          <math:mtext>*</math:mtext>
                        </math:msup>
                      </math:mrow>
                      <math:mo math:stretchy="false">−</math:mo>
                      <math:mi>m</math:mi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row>
          </math:mfenced>
        </math:mfrac>
      </math:mrow>
    </math:mrow>
    <math:annotation math:encoding="StarMath 5.0">(s_av^"*"(e,m,f_pot,f_c)) = sum from m=1 to m={e-1} { {left( binom{e}{m} right) win^{e-m} split^m cdot left( e-m right)'^"*"} over left(1+ {{f_pot + (f + f_d)left( e_called + (e_tocall e)^"*" -m right)} over {m+1}} right)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text>*</math:mtext>
      </math:msup>
      <math:mfenced math:open="[" math:close="]">
        <math:mfrac>
          <math:mi>x</math:mi>
          <math:mrow>
            <math:mrow>
              <math:mn>2</math:mn>
              <math:mo math:stretchy="false">⋅</math:mo>
              <math:mi>x</math:mi>
            </math:mrow>
            <math:mo math:stretchy="false"></math:mo>
            <math:msub>
              <math:mi>f</math:mi>
              <math:mi math:fontstyle="italic">pot</math:mi>
            </math:msub>
          </math:mrow>
        </math:mfrac>
      </math:mfenced>
    </math:mrow>
    <math:annotation math:encoding="StarMath 5.0">e^"*" left[ x over {2 cdot x + f_pot} right]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i math:fontstyle="italic">dx</math:mi>
      </math:mfrac>
      <math:mrow>
        <math:mfenced math:open="" math:close="">
          <math:mrow>
            <math:msup>
              <math:mi>e</math:mi>
              <math:mtext>*</math:mtext>
            </math:msup>
            <math:mfenced math:open="[" math:close="]">
              <math:mfrac>
                <math:mi>x</math:mi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sub>
                    <math:mi>f</math:mi>
                    <math:mi math:fontstyle="italic">pot</math:mi>
                  </math:msub>
                </math:mrow>
              </math:mfrac>
            </math:mfenced>
          </math:mrow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i>d</math:mi>
            <math:mi math:fontstyle="italic">dx</math:mi>
          </math:mfrac>
        </math:mrow>
      </math:mrow>
      <math:mrow>
        <math:mfenced math:open="" math:close="">
          <math:mfrac>
            <math:mi>x</math:mi>
            <math:mrow>
              <math:mrow>
                <math:mn>2</math:mn>
                <math:mo math:stretchy="false">⋅</math:mo>
                <math:mi>x</math:mi>
              </math:mrow>
              <math:mo math:stretchy="false"></math:mo>
              <math:msub>
                <math:mi>f</math:mi>
                <math:mi math:fontstyle="italic">pot</math:mi>
              </math:msub>
            </math:mrow>
          </math:mfrac>
        </math:mfenced>
        <math:mo math:stretchy="false">=</math:mo>
        <math:mrow>
          <math:mfenced math:open="" math:close="">
            <math:mrow>
              <math:mfenced math:open="" math:close="">
                <math:mfrac>
                  <math:msup>
                    <math:mi math:fontstyle="italic">de</math:mi>
                    <math:mtext>*</math:mtext>
                  </math:msup>
                  <math:mi math:fontstyle="italic">dx</math:mi>
                </math:mfrac>
              </math:mfenced>
              <math:mfenced math:open="[" math:close="]">
                <math:mfrac>
                  <math:mi>x</math:mi>
                  <math:mrow>
                    <math:mrow>
                      <math:mn>2</math:mn>
                      <math:mo math:stretchy="false">⋅</math:mo>
                      <math:mi>x</math:mi>
                    </math:mrow>
                    <math:mo math:stretchy="false"></math:mo>
                    <math:msub>
                      <math:mi>f</math:mi>
                      <math:mi math:fontstyle="italic">pot</math:mi>
                    </math:msub>
                  </math:mrow>
                </math:mfrac>
              </math:mfenced>
            </math:mrow>
          </math:mfenced>
          <math:mo math:stretchy="false">×</math:mo>
          <math:mfrac>
            <math:msub>
              <math:mi>f</math:mi>
              <math:mi math:fontstyle="italic">pot</math:mi>
            </math:msub>
            <math:msup>
              <math:mfenced math:open="" math:close="">
                <math:mrow>
                  <math:mrow>
                    <math:mn>2</math:mn>
                    <math:mo math:stretchy="false">⋅</math:mo>
                    <math:mi>x</math:mi>
                  </math:mrow>
                  <math:mo math:stretchy="false"></math:mo>
                  <math:mi>a</math:mi>
                </math:mrow>
              </math:mfenced>
              <math:mn>2</math:mn>
            </math:msup>
          </math:mfrac>
        </math:mrow>
      </math:mrow>
    </math:mrow>
    <math:annotation math:encoding="StarMath 5.0">d over {dx} left(  e^"*" left[ x over {2 cdot x + f_pot} right] right) = left( left( {de^"*"} over {dx}right) left[ x over {2 cdot x + f_pot} right] right) times {d over {dx}} left( x over {2 cdot x + f_pot} right)
= left( left( {de^"*"} over {dx}right) left[ x over {2 cdot x + f_pot} right] right) times {f_pot over left( 2 cdot x + a right)^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i>e</math:mi>
          <math:mo math:stretchy="false">−</math:mo>
          <math:mi>m</math:mi>
        </math:mrow>
        <math:mo math:stretchy="false"></math:mo>
      </math:mrow>
      <math:mrow>
        <math:msup>
          <math:mi>'</math:mi>
          <math:mtext>*</math:mtext>
        </math:msup>
        <math:mo math:stretchy="false">=</math:mo>
        <math:mfenced math:open="[" math:close="]">
          <math:mrow>
            <math:msub>
              <math:mi>e</math:mi>
              <math:mi math:fontstyle="italic">tocall</math:mi>
            </math:msub>
            <math:mi>e</math:mi>
            <math:mrow>
              <math:mrow>
                <math:msup>
                  <math:mi>'</math:mi>
                  <math:mtext>*</math:mtext>
                </math:msup>
                <math:mo math:stretchy="false">⋅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</math:mo>
              <math:msub>
                <math:mi>e</math:mi>
                <math:mi math:fontstyle="italic">tocall</math:mi>
              </math:msub>
            </math:mrow>
            <math:mrow>
              <math:msup>
                <math:mi>e</math:mi>
                <math:mtext>*</math:mtext>
              </math:msup>
              <math:mo math:stretchy="false"></math:mo>
              <math:mrow>
                <math:mo math:stretchy="false"></math:mo>
                <math:mrow>
                  <math:msub>
                    <math:mi>e</math:mi>
                    <math:mi math:fontstyle="italic">called</math:mi>
                  </math:msub>
                  <math:mo math:stretchy="false">−</math:mo>
                  <math:mi>m</math:mi>
                </math:mrow>
                <math:mo math:stretchy="false"></math:mo>
              </math:mrow>
            </math:mrow>
          </math:mrow>
        </math:mfenced>
      </math:mrow>
    </math:mrow>
    <math:annotation math:encoding="StarMath 5.0">(e-m)'^"*" = left[e_tocall e'^"*" cdot (f + f_d) + e_tocall e^"*" + (e_called - m) right]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−</math:mo>
        <math:mi>B</math:mi>
      </math:mrow>
    </math:mrow>
    <math:annotation math:encoding="StarMath 5.0">G_shift(x) cdot B = G(x) cdot B  -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frac>
                <math:mrow>
                  <math:mi>e</math:mi>
                  <math:mo math:stretchy="false">⋅</math:mo>
                  <math:msup>
                    <math:mi math:fontstyle="italic">win</math:mi>
                    <math:mi>e</math:mi>
                  </math:msup>
                </math:mrow>
                <math:mrow>
                  <math:mo math:stretchy="false"></math:mo>
                  <math:mrow>
                    <math:mrow>
                      <math:mn>1</math:mn>
                      <math:mo math:stretchy="false"></math:mo>
                      <math:msub>
                        <math:mi>f</math:mi>
                        <math:mi math:fontstyle="italic">pot</math:mi>
                      </math:msub>
                    </math:mrow>
                    <math:mo math:stretchy="false"></math:mo>
                    <math:mrow>
                      <math:mi>e</math:mi>
                      <math:mo math:stretchy="false">⋅</math:mo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</math:mrow>
                  <math:mo math:stretchy="false"></math:mo>
                </math:mrow>
              </math:mfrac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{e cdot win^e } over (1+ f_pot + e cdot (f + f_d)) + { {(1-losses)^e} -1 } over (1-(f + f_d)) + (s^"*"_av(e,m,f_pot,f_c)) right) times { G(f+f_d) }</math:annotation>
  </math:semantics>
</math:math>
</file>